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9"/>76 wep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834 jo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1575 hear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1918 wretc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563 po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3441 ra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3527 mis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498 sai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894 sa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905 sa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508 rag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469 afra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8"/>770 gla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292 ki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390 fea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4776 i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8"/>639 sha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4245 broo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8"/>309 splendi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061 bur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098 de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903 sa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439 fe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2833 lear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315 grie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527 woo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38 ha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499 lo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978 b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188 woul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98 la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46 fle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97 king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19 cous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583 hear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42 cann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36 bo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88 tho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411 swe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51 can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415 puni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51 le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5111 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1 nob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2 nurs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3 par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4 lady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5 ha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6 b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7 kn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8 y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9 def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0 f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1 seco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2 sle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3 sl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4 tro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5 up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6 ph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7 ol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8 h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9 wondr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0 skele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1 dis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2 wh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3 acc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4 c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5 sw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6 sc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7 so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8 sw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9 sc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0 croz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1 j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2 countr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3 l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4 l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5 h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6 p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7 w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8 wine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9 merch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0 l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1 mog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2 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3 r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4 phys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5 compas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6 d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7 blan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8 ha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9 lu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0 vo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1 v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2 sm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3 sto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4 ar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5 ap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6 ar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7 mo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8 left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9 v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0 chap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1 specta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2 distu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3 pr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4 u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5 natural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6 woo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7 p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8 hu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9 fac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0 fro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1 ho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2 sex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3 walnut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4 th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5 t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7 trium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8 whirl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9 enj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0 for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1 r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2 hayc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3 avar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4 n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5 ru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6 mi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7 bac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8 requ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9 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0 prea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1 conseq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2 sec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3 lou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4 s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5 soo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6 aristoc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7 umbrel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8 cr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9 illu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0 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1 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2 cap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3 crue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4 chr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5 wr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6 sole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7 thu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8 am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9 a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0 light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1 n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2 dec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3 yo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4 pro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5 a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6 t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7 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8 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9 firc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0 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1 cano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2 lib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3 t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4 w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5 afte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6 intellec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7 he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8 h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9 aqu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0 n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1 lo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2 ric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3 dust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4 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5 foot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6 m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7 m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8 fi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9 ch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0 ram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1 wa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2 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3 pl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4 shri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5 sh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6 str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7 dau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8 sw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9 t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0 ann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1 milit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2 spo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3 pas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4 d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5 j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6 cra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7 sm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8 f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9 stu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0 tw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1 g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2 co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3 gol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4 sign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5 poo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6 vol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7 rosen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8 guden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9 swee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0 newsp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1 hun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2 s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3 trem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4 st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5 br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6 sn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7 mor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8 daughter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9 s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0 fam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1 ang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2 u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3 hi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4 p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5 he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6 three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7 sp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9 oversh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0 ins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1 over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2 shor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3 pass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4 ar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5 stri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6 ty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7 t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8 ca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9 dung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0 church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1 fire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2 rel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3 no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4 hu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5 w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6 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7 ho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8 h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9 grandf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0 h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1 hu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2 mi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3 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4 unp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5 sp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6 pa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7 m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8 sh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9 ac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0 goodforn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1 w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2 w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3 re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4 candelab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5 eleg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6 bl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7 sm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8 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9 pie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0 bol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1 laun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2 w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3 swe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4 m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5 el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6 ha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7 en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8 qua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9 satur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0 biz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1 w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2 g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3 house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4 cent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5 r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6 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7 caut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8 ho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9 sugarlo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0 d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1 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2 overh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3 w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4 mado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5 masquer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6 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7 att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8 enchan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9 head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0 parc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1 gig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2 mo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3 h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4 sh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5 soli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6 b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7 th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8 po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9 a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0 tra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1 s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2 cerem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3 f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4 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5 t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6 con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7 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8 piec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9 alms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0 disap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1 widesp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2 ance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3 pig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4 pip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5 door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6 conf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7 portugu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8 f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9 reco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0 elizab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1 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2 chin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3 birdc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4 l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5 b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6 w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7 bef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9 beau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0 tu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1 flowerg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2 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3 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4 mo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5 cre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6 mem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7 step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8 at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0 th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1 o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2 am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3 spe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4 shi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5 ret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6 gr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7 child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8 tu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9 mai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0 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1 s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2 pa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3 pla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4 gre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5 w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6 a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7 w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8 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9 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0 tip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1 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2 f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3 de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4 d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5 d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6 con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7 mar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8 bl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9 o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0 bec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1 myr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2 m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3 al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4 o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5 af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6 ja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7 convolvu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8 whet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9 wr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0 f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1 perso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2 waterbu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3 thr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4 f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5 ill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6 sav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7 nutc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8 f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9 christo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0 befa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1 c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2 b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3 chant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4 o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5 f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6 f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7 f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8 hill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9 ro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0 h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1 bew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2 desc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3 willothewi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4 night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5 an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6 frag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7 hand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8 s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9 sa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0 ro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1 sch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2 respl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3 b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4 b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5 b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6 prom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7 resting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8 su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9 interru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1 six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2 sil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3 b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4 wh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5 g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6 encir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7 m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8 thy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9 t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0 windowb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1 sleep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2 pers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3 du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4 dr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5 tea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6 threed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7 elev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8 anastas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9 m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0 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1 w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2 fati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3 w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4 croc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5 ob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6 m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7 b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8 m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9 bur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0 forfe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1 h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2 swe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3 w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4 epheme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5 re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6 en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7 sac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8 flood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9 sp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0 gro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1 op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2 cal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3 t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4 turn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5 fort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6 for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7 dr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8 f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9 wh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0 s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1 w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2 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3 pos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4 d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5 velv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7 heave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8 g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9 new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0 ta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1 h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2 m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3 con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4 fellow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5 pa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6 bra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7 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8 hot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9 w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0 your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1 f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2 fo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3 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4 sm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5 g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6 lus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7 cur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8 burgo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9 windows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0 situ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1 imm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2 best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3 anci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4 w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5 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6 mis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7 k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8 christ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9 dr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0 whirr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1 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2 man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3 suns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4 puzz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5 sea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6 mal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7 cherry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8 l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9 war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0 st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1 re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2 fl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3 spr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4 un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5 star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6 so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8 bal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9 con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0 b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1 t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2 watch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3 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4 perf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5 r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6 m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7 tr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8 fra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9 uni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0 w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1 h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2 w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3 instr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4 nau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5 k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6 waterg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7 th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8 d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9 thorwald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0 tire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1 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2 b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3 dw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4 sou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5 t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6 qu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7 acqu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8 att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9 f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0 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1 t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2 t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3 timo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4 m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5 com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6 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7 d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8 st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9 beth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0 b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1 t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2 l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3 t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4 d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5 mu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6 embl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7 cir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8 grand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9 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0 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1 wisd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2 simp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3 kin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4 solem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5 in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6 somewh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7 happ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8 pla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9 sulph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0 cr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1 peculi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2 b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3 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4 splend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5 pe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6 si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7 thir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8 pro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9 by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0 o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1 t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2 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3 ploug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4 h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5 sh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6 mer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7 anxi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8 dis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9 b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0 i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1 mi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2 count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3 pro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4 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5 don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6 fa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7 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8 ab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9 hand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0 f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1 qu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2 bot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3 res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4 m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5 up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6 g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7 u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8 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9 s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0 m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1 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2 long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3 po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4 shy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5 ais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6 m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7 incom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8 unf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9 do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0 thy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1 po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2 streng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3 re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4 lux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5 terr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6 la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7 l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8 clev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9 s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0 tho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1 camom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2 c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3 over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4 w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5 rose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6 sl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7 tho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8 cle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9 wiz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0 shirtsle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1 eag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2 gr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3 wrig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4 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5 crip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6 co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7 germ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8 fu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0 ga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1 gl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2 obj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3 glove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4 reg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5 m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6 lim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7 l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8 je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9 flu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0 prove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1 snoww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2 gr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3 sh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4 zea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5 h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6 s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7 exc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8 tool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9 kitchen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0 g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1 unp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2 profe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3 f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4 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5 bris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6 co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7 hos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8 stup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9 dumm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0 pl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1 fors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2 gre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3 sucks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4 ra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5 du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6 le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7 sunb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8 sc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9 c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0 mar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1 halfn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2 expl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3 kn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4 b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5 m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6 p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7 hu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8 op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9 qu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0 s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1 decid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2 man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3 s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4 qu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5 neph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6 looking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7 field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8 c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9 dep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0 joy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1 disg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2 ac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3 desp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4 hear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5 inj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6 jemi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7 ho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8 s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9 b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0 su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1 breast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2 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3 bu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4 bl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5 deep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6 ri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7 m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8 pul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9 flor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0 chamber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1 p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2 hymn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3 p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4 me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5 na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6 v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7 st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8 see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9 com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0 c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1 po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2 dan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3 ferr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4 happ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5 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6 apo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7 e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8 e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9 sof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0 b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1 pigg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2 mod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3 sh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4 p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5 sa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6 clea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7 b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8 eru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9 ru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0 tr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1 r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2 ba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3 h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4 st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5 st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6 b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7 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8 fragr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9 b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0 f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1 ha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2 dust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3 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4 field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5 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6 ferryb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7 n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8 b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9 good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1 res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2 frag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3 f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4 cr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5 f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6 cha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7 ha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8 hairb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9 b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0 subj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1 a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2 silkbo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3 o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4 sh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5 jol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6 del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7 s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8 gentl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9 swe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0 dr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1 disco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2 m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3 fig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4 water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5 f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6 he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7 s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8 dr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9 oldfa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0 appr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1 rolyp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2 s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3 war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4 acc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5 church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6 ex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7 ge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8 l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9 tend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0 mill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1 yardm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2 w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3 laz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4 sn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5 dre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6 d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7 unf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8 wheelb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0 horse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1 deb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2 ro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3 kit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4 hors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5 godd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6 yep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7 prof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8 h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9 c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0 fa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1 how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2 bo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3 p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5 scu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6 fire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7 ca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8 t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9 sk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0 up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1 cou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2 c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3 ivedeav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4 as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5 t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6 s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7 el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8 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9 v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0 egg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1 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2 whis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3 bootj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4 ka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5 twenty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6 tittle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7 remem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8 be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9 appre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0 gu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1 j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2 sp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3 plu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4 accus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5 bath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6 rev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7 c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8 roesk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9 trap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0 f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1 love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2 f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3 parsl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4 e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5 tw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6 f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7 b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8 m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9 unhapp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0 inte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1 ba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2 chaff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3 tal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4 warm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5 he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6 th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7 l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8 d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9 s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0 h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1 bar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2 pri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3 unco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4 burd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5 sn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6 l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7 d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8 ch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9 t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0 s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1 ove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2 sh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3 grac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4 floren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5 cruc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6 s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7 af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8 platew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9 ra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0 ser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1 prop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2 cra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3 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4 empl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5 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6 liz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7 marri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8 thr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9 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0 poss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1 sto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2 fu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3 pyram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4 ped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5 c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6 windows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7 thea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8 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9 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0 st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1 n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2 c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3 b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4 splend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5 b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6 je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7 c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8 vio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9 ted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0 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1 paving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2 b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3 s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4 g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5 gr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6 ros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7 harm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8 cred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9 per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0 bo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1 m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2 woo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3 w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4 b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5 dazz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6 fore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7 rapunz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8 pina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9 sp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0 cost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1 sympa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2 reb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3 comp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4 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5 outstr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6 e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7 sc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8 wa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9 s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0 per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1 r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2 e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3 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4 de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5 fai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6 ra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7 s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8 crock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9 su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0 sa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1 clo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2 bli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3 tu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4 k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5 ni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6 tas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7 n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8 k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9 piazz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0 be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1 bo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2 vul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3 t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4 congr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5 d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6 inhe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7 oc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8 r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9 mam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0 grea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1 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2 m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3 j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4 ever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5 chande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6 pipe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7 bo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8 barric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9 boy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0 charlo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1 th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2 new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3 fors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4 r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5 s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6 h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7 manufa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8 far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9 hu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0 jorin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1 slee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2 y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3 langu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4 prev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5 sn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6 er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7 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8 ea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9 b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0 roy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1 se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2 pr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3 sens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4 h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5 s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6 sp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7 mu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8 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9 end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0 ch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1 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2 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3 h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4 g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5 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6 h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7 co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8 obs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9 pre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0 dis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1 conf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2 bu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3 tw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4 ro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5 lea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6 cross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7 bi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8 dream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9 sh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0 canary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2 sn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3 re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4 a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5 shou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6 m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7 ni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8 r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9 g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0 n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1 work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2 h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3 sn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4 rem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5 pav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6 sn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7 splen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8 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9 h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0 hide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1 pi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2 battle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3 marga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4 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5 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6 crow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7 vig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8 overh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9 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0 c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1 someh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2 d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3 r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4 sudde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5 s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6 fla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7 step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9 entrea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0 b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1 prou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2 inte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3 cr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4 forgo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5 wi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6 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7 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8 hum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9 t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0 bot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1 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2 f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3 mo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4 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5 w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6 t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7 f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8 subd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9 over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0 cond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1 disco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2 b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3 p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4 buckwh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5 c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6 cre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7 partic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8 sen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9 b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0 p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1 def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2 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3 pay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4 b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5 fi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6 c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7 cotton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8 hobgob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9 y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0 prom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1 antech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2 p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3 p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4 descr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5 gre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6 di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7 alex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8 trou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9 st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0 oak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1 g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2 cor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3 sl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4 ch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5 reco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6 un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7 fes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8 d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9 store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0 aftern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1 horiz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2 co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3 com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4 t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5 pro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6 cr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7 b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8 du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9 s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0 embro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1 ci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2 adolp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3 b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4 n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5 cont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6 b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7 cauld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8 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9 cl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0 henro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1 p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2 s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3 w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4 opp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5 ap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6 cleve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7 tr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8 hall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9 accord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0 ami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1 d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2 suff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3 w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4 sup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5 o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6 fr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7 trans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8 sun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9 ha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0 av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1 i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2 f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3 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4 sp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5 j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6 mus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7 lightf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8 const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9 four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0 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1 over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2 c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3 f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4 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5 waiting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6 waist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7 cow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8 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9 o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0 fo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1 hap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2 h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3 pi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4 cot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5 h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6 h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7 con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8 snow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9 b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0 pati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1 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2 tr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3 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4 ca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5 ab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6 cou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7 sl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8 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9 in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0 r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1 utens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2 barg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3 whir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4 crys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5 abs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6 whis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7 l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8 re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9 f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0 ad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1 chari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2 gr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3 fe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4 you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5 voy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6 s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7 pepperm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8 frede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9 no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0 mi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1 carn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2 d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3 br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4 ex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5 gl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6 pray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7 ge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8 des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9 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0 t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1 dea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2 poo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3 ass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4 p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5 sm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6 fl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7 st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8 exc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9 dingd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0 will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1 fl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2 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3 rasc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4 eld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5 w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6 t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7 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8 du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9 west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0 applebra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1 sm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2 r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3 steam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4 sentry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5 nobl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6 woo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7 in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8 deter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9 ga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0 as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1 t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2 dev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3 ch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4 f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5 notwith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6 jour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7 in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8 rei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9 con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0 occa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1 st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2 en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3 go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4 scho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6 fe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7 re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8 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9 lo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0 bul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1 pota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2 spec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3 my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4 st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5 grass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6 ja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7 inscri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8 carri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9 w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0 ig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1 alman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2 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3 p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4 f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5 shar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6 back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7 rock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8 p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9 puddled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0 smal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1 a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2 bread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3 p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4 water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5 corp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6 who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7 f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8 sk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9 r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0 con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1 r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2 el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3 in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4 horse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5 s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6 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7 m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8 sk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9 sk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0 sk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1 discons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2 c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3 p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4 h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5 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6 seas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7 de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8 m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9 g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0 fl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1 go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2 f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3 f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4 ve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5 mackint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6 certai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7 dec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8 te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9 cho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0 s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1 st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2 un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3 b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4 gloo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5 st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6 je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7 yardd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8 h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9 fou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0 darkbl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1 sealingw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2 str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3 mo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4 ash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5 knaps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6 k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7 oct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8 jo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9 geogra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0 breastb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1 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2 d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3 valu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4 sp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5 pugg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6 t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7 t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8 d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9 g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0 hoo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1 co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2 head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3 mani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4 qu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5 rocking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6 duch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7 wo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8 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9 clou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0 carpetb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1 sh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2 pre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3 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4 me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5 at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6 s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7 si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8 c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9 curr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0 cre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1 alf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2 at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3 help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4 his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5 chic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6 silver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7 hy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8 dark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9 app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0 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1 ri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2 re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3 gur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4 fav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5 m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6 uni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7 cur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8 s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9 su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0 vi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1 starw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2 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3 fi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4 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5 tapp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6 rasp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7 de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8 w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9 mus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0 hon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1 g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2 m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3 conju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4 fr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5 tumbled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6 satis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7 gn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8 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9 gui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0 ad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1 woodp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2 a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3 involunta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4 sulk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5 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6 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7 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8 merr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9 f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0 cuck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1 inv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2 brilli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3 r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4 coat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5 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6 tr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7 beh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8 thi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9 d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0 extr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1 b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2 sh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3 patty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4 p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5 l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6 our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7 riddleme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8 spinning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0 ext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1 liveli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2 ma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3 pre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4 loo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5 brigh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6 k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7 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8 fire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9 vi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0 isol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1 um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2 transp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3 angel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4 cutting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5 littlet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6 conco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7 fres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8 homes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9 s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0 s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1 joy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2 vi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3 nine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4 maj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5 every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6 l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8 p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9 c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0 ang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1 milld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2 re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3 t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4 wick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5 cha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6 ca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7 f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8 aff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9 peo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0 proph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1 christmas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2 d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3 dis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4 tape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5 ex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6 ven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7 rumpelstil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8 ef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9 s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0 ap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1 pia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2 w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3 wishingcl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4 suffo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5 f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6 pre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7 pre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8 c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9 so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0 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1 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2 conc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3 har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4 s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5 b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6 what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7 whe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8 sk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9 m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0 disg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1 lau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2 mat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3 champ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4 st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6 pur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7 he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8 palm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9 c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0 gran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1 ag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2 brides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4 craz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5 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6 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7 counc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8 sha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9 st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0 shoe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1 oc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2 p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3 p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4 ar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5 w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6 lif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7 t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8 distin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9 p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0 p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1 dy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2 woul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3 t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4 sun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5 des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6 any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7 ill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8 p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9 cann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0 t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1 f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2 sw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3 wr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4 m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5 ti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6 m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7 m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8 n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9 d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0 dov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1 s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2 bra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3 birth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4 p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5 d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6 ant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7 s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8 d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9 g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0 wainsc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1 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2 table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3 wa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4 grand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5 consc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6 pul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7 ave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8 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9 shirtc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0 in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1 s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3 cr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4 st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5 b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6 t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7 th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8 artif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9 ordi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0 t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1 drun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2 com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3 sh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4 horr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5 grad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6 foot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7 b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8 appr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9 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0 b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1 ye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2 th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3 bedch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4 gol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5 handin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6 appr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7 equ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8 c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9 st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0 ca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1 t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2 spr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3 j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4 th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5 saff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6 w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7 pas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8 com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9 t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0 council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1 inst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2 solit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3 win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4 dru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5 suspic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6 hau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7 pockethand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8 th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9 m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0 m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1 nor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2 bell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3 ap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4 fl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5 rec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6 h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7 fl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8 n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9 curt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0 portul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1 scr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2 in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3 n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4 tu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5 mode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6 fl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7 ha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8 fr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9 curi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0 twi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1 h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2 b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3 w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4 war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5 te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6 ama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7 p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8 fev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9 serv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0 s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1 re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2 g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3 se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4 p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5 fish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6 b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7 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8 janu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9 qua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0 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1 pres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2 ric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3 eye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4 e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5 apothec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6 lamb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7 re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8 digging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9 wre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0 vagab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1 un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2 sandwi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3 beg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4 y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5 g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6 dis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7 neighbour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8 moons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9 sh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0 accomp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1 jack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2 st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3 sp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4 good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5 thi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6 gi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7 boun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8 pr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9 woodpi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0 un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1 over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2 which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3 has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4 inw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5 dis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6 appa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7 mon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8 occu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9 st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0 dom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1 mil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2 sev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3 ar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4 c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5 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6 thr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7 tri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8 c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9 clo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0 c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1 c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2 ch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3 depar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4 workman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5 unw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6 b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7 mo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8 re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9 ho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0 re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1 pol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2 grandpap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3 tu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4 husb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5 green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6 un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7 byand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8 prof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9 nickn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0 neg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1 frequ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2 fi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3 bl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4 mer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5 sus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6 dir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7 may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8 sp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9 o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0 ab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1 p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2 ri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3 bl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4 t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5 in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6 f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7 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8 sp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9 v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0 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1 f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2 o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3 tom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4 s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5 sh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6 g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7 g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8 apple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9 sh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0 si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1 con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2 vir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3 asso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4 junipe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5 sl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6 fie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7 up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8 bi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9 p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0 sculp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1 c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2 sil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3 sh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4 br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5 esc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6 deepbl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7 conve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8 fri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9 la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0 h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1 fu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2 th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3 ea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4 esp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5 h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6 sh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7 s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8 undoubt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9 sn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0 br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1 tav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2 sh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3 encl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4 revi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5 p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6 green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7 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8 w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9 be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0 over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1 w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2 sta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3 father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4 bal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5 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6 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7 a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8 exti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9 f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0 cra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1 sp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2 hu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3 pro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4 m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5 de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6 l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7 pa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8 ang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9 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0 vio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1 p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2 any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3 s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5 bals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6 s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7 every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8 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9 de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0 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1 breakf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2 ca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4 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6 c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7 c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8 c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9 bavar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0 en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1 squ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2 ad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3 gr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4 gustav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5 sh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6 n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7 altog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9 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0 t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1 ad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2 imp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3 int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4 destr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5 wo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6 n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7 be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8 pr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9 p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0 p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1 r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2 pr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3 k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4 ent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5 p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6 wh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7 butter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8 a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9 ar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0 champa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1 cocksc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2 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3 kn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4 nea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5 ash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6 seac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7 by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8 l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9 per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0 corr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1 resc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2 d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3 ado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4 block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5 s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6 landl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7 meanw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8 b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9 pro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0 sun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1 gl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2 ax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3 ob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4 s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5 hung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6 sc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7 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8 pe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9 s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0 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1 sh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2 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3 orna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4 ar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5 c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6 tr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7 up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9 sh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0 sh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1 per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2 h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3 thres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4 cor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5 lee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6 know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7 fif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8 g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9 gn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0 o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1 s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2 spr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3 un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4 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5 plu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6 ac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7 cl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8 shi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9 cr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0 cuc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1 bu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2 mu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3 upper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4 rob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5 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6 shr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7 w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8 pl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9 wo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0 c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1 clay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2 n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3 va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4 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5 por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6 bugle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7 sam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8 treach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9 pred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0 no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1 sn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2 cinderc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3 pret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4 pl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5 r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6 nec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7 gibb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8 re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9 tru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0 side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1 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2 ring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3 ser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4 art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5 l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6 mar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7 seld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8 hos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9 got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0 b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1 y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2 tw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3 n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4 landl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5 t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6 b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7 w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8 vi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9 es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0 s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1 conc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2 bu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3 miserable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4 gob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5 consc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6 e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7 s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8 pig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9 unf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0 asl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1 uni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2 pe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3 s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4 s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5 pu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6 conc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7 infi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8 dex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9 m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0 br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1 clock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2 pro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3 gl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4 opene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5 may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6 tea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7 waterj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8 es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9 complex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0 h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1 im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2 bed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3 acr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4 pa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5 prett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6 hars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7 p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8 gui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9 servant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0 f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1 gen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2 sp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3 christmas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4 t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5 sp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6 c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7 c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8 stepd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9 abo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0 t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1 qu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2 b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3 lou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4 pantal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5 t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6 p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7 mo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8 tem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9 p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0 aud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1 tu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2 m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3 awk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4 m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5 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6 thic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7 co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8 fant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9 am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0 love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1 he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2 sp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3 man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4 tw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5 four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6 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7 ins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8 m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9 p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0 du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1 tw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2 jer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3 di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4 sul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5 ant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7 endea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8 t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9 t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0 b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1 da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2 tur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3 almi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4 sei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5 cou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6 i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7 str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8 w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9 wedding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0 h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1 m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2 ti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3 br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4 overj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5 t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6 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7 bed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8 school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9 ca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0 st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1 grave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2 g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3 car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4 thous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5 reso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6 dra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7 m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8 goodm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9 w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0 rem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1 dr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2 le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3 impa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4 fo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5 rob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6 coun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7 s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8 cr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9 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0 aphtan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1 tinder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2 sl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3 m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4 c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5 im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6 al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7 t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8 p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9 m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0 c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1 tabit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2 so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3 inno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4 re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5 apop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6 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7 reg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8 snuff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9 kribblekra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0 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1 advan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2 s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3 b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4 can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5 conv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6 un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7 des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8 glo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9 s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0 su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1 key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2 mcgreg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3 re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4 pur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5 k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6 housew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7 mis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8 three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9 light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0 grim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1 deve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2 cla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3 p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4 f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5 wood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6 econ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7 m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8 gentl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9 poe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0 sp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1 safety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2 mu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3 p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4 sti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5 drawin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6 th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7 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8 cockch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9 t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0 arr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1 fi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2 baref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3 mun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4 appla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5 hu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6 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7 fo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8 m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9 som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0 compa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1 dr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2 petti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3 fr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4 ti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5 c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6 crossp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7 w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8 rail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9 taffe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0 pu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1 d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2 r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3 patch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4 geni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5 sou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6 caterpi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7 bail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8 res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9 wit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0 v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1 rel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2 temp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3 some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4 st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5 imp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6 rou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7 s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8 pea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9 su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0 vex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1 ab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2 stair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3 tai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4 da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5 arm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6 gra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7 kn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8 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9 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0 vio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1 t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3 a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4 t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5 po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6 out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7 sp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8 fou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9 marketb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0 b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1 sp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2 wher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3 b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4 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5 h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6 r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7 pens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8 sens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9 ros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0 l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1 com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2 instru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3 p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4 pras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5 armc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6 b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7 cl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8 hayst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9 b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0 p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1 pleas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2 r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3 oc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4 h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5 rejo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6 a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7 w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8 gl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9 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0 speci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1 m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2 l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3 d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4 d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5 ear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6 mamma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7 mother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8 tra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9 consci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0 aw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1 d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2 wor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3 execu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4 g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5 d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6 manni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7 b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8 christ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9 seac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0 tow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1 black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2 str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3 dewd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4 c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5 beech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6 s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7 sh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8 sh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9 ch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0 coo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1 e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2 halleluj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3 c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4 c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5 dow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6 cl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7 ken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8 c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9 hei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0 fulf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1 ever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2 la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3 g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4 spec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5 asc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6 fourand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7 d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8 gra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9 among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0 f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1 ce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2 lob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3 refr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4 hac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5 mus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6 lo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7 a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8 stu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9 court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0 myst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1 al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2 w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3 m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4 elder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5 n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6 sm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7 pro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8 b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9 lands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0 m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1 m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2 ga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3 im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4 s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5 kn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6 re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7 unea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8 succe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9 r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0 p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1 q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2 six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3 six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4 sni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5 in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6 grati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7 spr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8 br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9 journe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0 fu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1 washt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2 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3 handsom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4 th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5 mantel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6 compari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7 st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8 grea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9 borre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0 insigni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1 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2 is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3 cra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4 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5 sl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6 lu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7 c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8 de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0 wo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1 pa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2 neigh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3 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4 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5 indu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6 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7 night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8 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9 unm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0 e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1 h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2 any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3 t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4 whi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5 y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6 twinkle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7 surv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8 quie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9 overp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0 tid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1 st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2 you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3 n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4 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5 men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6 st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7 h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8 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9 gl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0 st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1 luckch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2 sta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3 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4 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5 ga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6 h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7 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8 migh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9 kywi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0 gud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1 bo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2 h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3 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4 j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5 gro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6 cul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7 concl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8 bu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9 reg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0 pit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1 you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2 br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3 mi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4 shr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5 sun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6 ome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7 go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8 m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9 le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0 gr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1 mu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2 sp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3 p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4 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5 fishp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6 di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7 j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9 p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0 bu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1 poi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2 nea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3 windeg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4 stingingn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5 este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6 fee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7 gr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8 black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9 gr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0 power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1 pu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2 dar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3 g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4 flower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5 ox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6 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7 f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8 gl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9 merciless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0 c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1 p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2 fug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3 do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4 d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5 n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6 fe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7 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8 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9 c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0 d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1 h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2 d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3 c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4 bey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5 b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6 k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7 com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8 p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9 pu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0 comp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1 br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2 c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3 th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4 washingb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5 t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6 l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7 imm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8 sculp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9 l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0 ha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1 f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2 ju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4 cri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5 bran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6 c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7 princes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8 shel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9 te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0 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1 s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2 alb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3 p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4 re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5 t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6 child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7 fr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8 l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9 poo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0 prud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1 pe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2 p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3 ass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4 o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5 w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6 ugl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7 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8 descri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9 cabb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0 moon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1 g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2 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3 m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4 tr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5 ca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6 mour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7 tan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8 es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9 unt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0 repre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1 c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2 cherryco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3 maggo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4 cons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5 g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6 haus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7 forb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8 wr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9 ne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0 goldsm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1 a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2 s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3 s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4 corn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5 hig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6 picture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7 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8 fo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9 f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0 l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1 s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2 al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3 car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4 gri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5 wan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6 d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7 ti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8 cl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9 w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0 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1 l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2 art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3 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4 bellissi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5 a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6 pre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7 morga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8 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9 sm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0 c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1 intro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2 tr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3 c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4 t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5 cele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6 di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7 jen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8 straightfo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9 egypt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0 fa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1 ho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2 c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3 f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4 r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5 windowf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6 cand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7 f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8 sc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9 cl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0 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1 slip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2 pea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3 e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4 st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5 st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6 sn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7 he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8 bedst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9 dung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0 appl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1 l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2 pa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3 s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4 s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5 m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6 t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7 w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8 sm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9 joi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0 s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1 br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2 benj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3 qui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4 neighbor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5 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6 difficu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7 starga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8 t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9 w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0 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1 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2 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3 tw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4 may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5 p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6 g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7 bur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8 pres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9 penn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0 lawy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1 p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2 sur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3 ham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4 ribb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5 bel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6 exc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7 ch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8 st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9 policeo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0 c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1 s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2 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3 adv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4 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5 bew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6 st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7 pub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8 dis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9 t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0 swee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1 dee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2 disc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3 p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4 contr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5 mov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6 pie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7 ga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8 f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9 them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0 m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1 h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2 trag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3 v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4 mu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5 n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6 f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7 tr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9 de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0 goodb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1 st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2 leg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3 val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4 se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5 nav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6 re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7 mar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8 w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9 em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0 ob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1 sold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2 p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3 a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4 ch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5 huck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6 fa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7 brigh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8 medic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9 engr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0 de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1 a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2 wood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3 hearts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4 noseg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5 court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6 afri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7 frie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8 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9 co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0 reg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1 th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2 fam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3 beh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4 estab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5 d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6 se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7 en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8 discu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9 c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0 e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1 proc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2 harlequ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3 li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4 gir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5 tw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6 nightf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7 pe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8 sp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9 m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0 t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1 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2 k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3 hurr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4 bl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5 chest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6 fl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7 al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8 diam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9 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0 f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1 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2 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3 hun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4 hu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5 pre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6 fl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7 f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8 town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9 ch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0 hys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1 wo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2 br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3 a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4 magni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5 comp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6 d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7 ald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8 grassho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9 t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0 petti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1 n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2 h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3 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4 citi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5 polic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6 thick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7 pigeon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8 rem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9 out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0 n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1 wella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2 l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4 gr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5 se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6 li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7 g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8 gal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9 sh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0 acc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1 fir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2 autu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3 r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4 at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5 turtled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6 st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7 sw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8 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9 weim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0 vic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1 conde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2 unl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3 hu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4 cabbagest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5 ans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6 cou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7 min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8 fres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9 di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0 r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1 an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2 anx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3 r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4 wood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5 div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6 cross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7 bo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8 sni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9 w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0 cl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1 foo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2 field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3 foxgl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4 rev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5 si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6 nee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7 mou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8 bl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9 p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0 sh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1 ru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2 helm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3 blac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4 an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5 ref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6 pl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7 emb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8 bl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9 g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0 viv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1 b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2 fl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3 sn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4 circum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5 bl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6 way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7 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8 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9 convu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0 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1 cra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2 grat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3 dra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4 hard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5 co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6 mill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7 impe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8 d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9 sh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0 alphab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1 sh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2 manyco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3 eg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4 beg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5 c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6 embas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7 earth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8 hel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9 p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0 b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1 clum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2 s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3 tr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4 h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5 is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6 p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7 d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8 b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9 s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0 he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1 h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2 su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3 snowd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4 sty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5 b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6 gl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7 c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8 forthw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9 i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0 redf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1 butter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2 coar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3 bo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4 sau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5 belld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6 fis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7 summer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8 rap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9 asto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0 c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1 migh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2 isa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3 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4 del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5 c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6 m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7 l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8 fi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9 f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0 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1 g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2 canv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3 ashput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4 f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5 sent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6 pol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7 lar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8 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9 s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0 kae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1 jut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2 snowfl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3 g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4 ski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5 farew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6 f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7 mag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8 adven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9 y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0 h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1 big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2 ear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3 hei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4 vir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5 h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6 f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7 polic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8 d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9 por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0 b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1 ea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2 ach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3 alr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4 ta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5 unde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6 d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7 c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8 f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9 dolls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0 lan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1 roeb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2 inf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3 h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4 sh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5 eng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6 res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7 god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8 exha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9 h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0 thirte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1 id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2 terr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3 rea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4 heav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5 b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6 s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7 conn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8 f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9 s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0 energ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1 port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2 e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3 par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4 fl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5 supe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6 lus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7 m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8 saf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9 ad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0 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1 chil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2 j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3 pi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4 un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5 pub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6 pr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7 bu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8 pipe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9 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0 eisen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1 hear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2 wa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3 pr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4 f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5 jackd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6 shri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7 high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8 j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9 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0 b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1 mo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2 dr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3 b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4 ri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5 d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6 p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7 dr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8 porce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9 grislyb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0 susp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1 pl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2 ri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3 re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4 d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5 bel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6 murm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7 fourf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8 t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9 ear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0 repr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1 ha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2 th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3 th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4 dai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5 d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6 wi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7 suc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8 strug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9 bride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0 perh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1 w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2 pene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3 grandu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4 lif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5 fa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6 favo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7 bu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8 exc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9 co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0 maj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1 mis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2 d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3 wi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4 hol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5 exc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6 n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7 som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8 sli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9 e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0 sai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1 r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2 d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3 weddingf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4 half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5 horr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6 earthen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7 gl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8 fan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9 reg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0 pas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1 mo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2 gu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3 fu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4 gu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5 verd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6 sw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7 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8 gee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9 ch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0 constr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1 st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2 p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3 s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4 b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5 s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6 c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7 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8 in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9 j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0 st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1 neck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2 nightl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3 luck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4 imper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5 common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6 g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7 beh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8 ho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9 humab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0 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1 war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2 ro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3 cons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4 uncommo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5 aerona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6 g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7 rel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8 k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9 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0 joh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1 f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2 la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3 perf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4 rem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5 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6 kn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7 y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8 b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9 b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0 c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1 ki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2 kno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3 fisher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4 ar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5 nut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6 to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7 who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8 wea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9 stickle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0 marma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1 kl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2 as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3 comr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4 contrad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5 strengt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6 chipm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7 heav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8 before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9 clum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0 ex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1 di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2 g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3 ca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4 nighting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5 cons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6 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7 prev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8 elsi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9 thorou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0 s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1 l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2 he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3 adr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4 bu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5 dr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6 cl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7 ch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8 p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9 s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0 c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1 trouble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2 c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3 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4 als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5 mi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6 la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7 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8 us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9 willow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0 miserab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1 sil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2 cl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3 thorn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4 p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5 qu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6 distrib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7 reck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8 flu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9 beaute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0 mix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1 lav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2 plu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3 ch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4 pl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5 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6 w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7 g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8 f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9 swif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0 mo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1 cha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2 straw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3 ex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4 r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5 com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6 sopor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7 part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8 cl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9 c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0 g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1 c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2 cl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3 res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4 b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5 ba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6 sk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7 dares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8 cl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9 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0 ridic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1 g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2 sp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3 velv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4 s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5 kind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6 nob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7 s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8 tipple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9 fire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0 sheep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1 f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2 f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3 grow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4 gi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5 exe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6 pre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7 an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8 ru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9 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0 st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1 b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2 know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3 bet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4 fluf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5 mo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6 unwill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7 unha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8 shep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9 rem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0 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1 dande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2 liqu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3 ex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4 cu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5 str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6 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7 na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8 g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9 h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0 lo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1 aum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2 comp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3 contr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4 willoww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5 si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6 b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7 p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8 chim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9 mol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0 bui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1 th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2 thuring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3 misch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4 when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5 pro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6 antiq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7 en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8 f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9 b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0 t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1 kna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2 switze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3 wea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4 no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5 courte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6 snowst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7 dou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8 weather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9 s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0 motherst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1 coars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2 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3 st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4 s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5 conv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6 overwhe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7 org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8 fa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9 v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0 g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1 money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2 t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3 s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4 d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5 b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6 s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7 over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8 t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9 pov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0 b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1 out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2 feath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3 dwa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4 proj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5 red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6 horr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7 m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8 sa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9 som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0 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1 uns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2 top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3 gro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4 w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5 entw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6 guar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7 w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8 archit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9 ex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0 jas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1 cle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2 rogu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3 obel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4 la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5 appr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6 hunts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7 dul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8 nu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9 tantara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0 s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1 s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2 broo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3 br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4 sp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5 d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6 hand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7 disti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8 kronen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9 must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0 pur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1 d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2 ro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3 w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4 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5 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6 l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7 sul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9 d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0 al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1 bache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2 gr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3 forei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4 waldem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5 wh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6 breadandbu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7 bu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8 va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9 fore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0 prote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1 wh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2 s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3 l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4 gy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5 lo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6 o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7 sim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8 dis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9 pendu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0 b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2 h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3 a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4 sm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5 exc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6 new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7 pygma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8 lo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9 da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0 g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1 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2 maje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3 chu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4 ves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5 wr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6 throug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7 de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8 b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9 cathe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0 content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1 de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2 atmosp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3 sm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4 st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5 h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6 mock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7 waterd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8 d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9 perpe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0 d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2 proprie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3 new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4 unex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5 whe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6 thr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7 extraordi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8 f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9 woodcu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0 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1 in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2 sweet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3 el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4 f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5 squi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6 g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7 f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8 lea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9 i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0 c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1 shor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2 re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3 m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4 par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5 forb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6 dem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7 mel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8 ta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9 e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0 ch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1 str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2 fu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3 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4 unc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5 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6 host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7 so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8 stra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9 b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0 unki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1 du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2 r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3 p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4 m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5 sly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6 e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7 f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8 fl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9 sh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0 outsk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1 p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2 prejud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3 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4 as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5 p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6 st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7 r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8 pe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9 hiding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0 d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1 raf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2 d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3 ori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4 v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5 co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6 d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7 cap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8 a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9 ro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0 r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1 v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2 r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3 fai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4 dressingg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5 ch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6 wart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7 dec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8 right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9 star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0 gr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1 s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2 be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3 but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4 onetwoth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5 sho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6 f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8 ita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9 corri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0 g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1 b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2 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3 ter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4 st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5 s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6 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7 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8 ima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9 m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0 ci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1 yester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2 heal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3 mo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4 lea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5 str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6 bi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7 wag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8 d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9 unv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0 cli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1 con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2 re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3 l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4 motion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5 e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6 dis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7 e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8 tea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9 pr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0 prop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1 s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2 gr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3 p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4 pe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5 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6 che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7 exp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8 el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9 land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0 distr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1 hom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2 t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3 s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4 h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5 woo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6 con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7 blottingp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8 friend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9 ch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0 b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1 whosb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2 den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3 mor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4 h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5 chor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6 sho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7 pe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8 st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9 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0 st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1 north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2 quic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3 u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4 qui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5 dep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6 t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7 mothert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8 ne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9 go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0 ta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1 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2 persu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3 spi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4 ch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5 sparrow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6 ea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7 pers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8 r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9 firet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0 bes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1 l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2 c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3 brid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4 e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5 bu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6 sil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7 compl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8 m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9 trans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0 chamber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1 b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2 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3 h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4 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5 i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6 g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7 c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8 wi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9 dark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0 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1 aw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2 for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3 bru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4 kn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5 lei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6 reg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7 l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8 you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9 sign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0 reso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1 elap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2 r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3 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4 princ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5 nea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6 pop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7 foo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8 footsc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9 down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0 pes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2 mi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3 of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4 acknow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5 christ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6 cre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7 un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8 darningnee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9 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0 li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1 stro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2 highc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3 s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4 gre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5 cur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6 surp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7 p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8 sca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9 sc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0 cross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1 mai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2 p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3 twin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4 noi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5 bell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6 bellp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7 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8 steamen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9 la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0 mar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1 recogn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2 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3 l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4 cows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5 thorwals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6 prophe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7 p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8 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9 n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0 ma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1 bear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2 r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3 paraly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4 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5 gold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6 o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7 honeys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8 em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9 agre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0 st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1 fiveand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2 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3 pat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4 smi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5 squ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6 ch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7 every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8 car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9 t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0 mort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1 weal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2 s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3 fa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4 caut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5 flo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6 lordin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7 w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8 re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9 s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0 hatc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1 p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2 sh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3 oatm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4 ma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5 dra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6 t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7 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8 dev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9 go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0 cons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1 b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2 i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3 f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4 re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5 m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6 wit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7 fredericks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8 sh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9 glow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0 br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1 d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2 sav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3 pite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4 c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5 rep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6 circ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7 les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8 fi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9 r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0 can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1 thi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2 str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3 co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4 instit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5 affl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6 birch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7 d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8 l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9 for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0 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1 cus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2 c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3 f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4 prett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5 ptol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6 fo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7 mar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8 sp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9 sor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0 prop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1 perple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2 dry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3 le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4 po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5 fr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6 pa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7 dor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8 sc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9 r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0 halb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1 be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2 s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3 russ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4 l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5 sof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6 r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7 d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8 l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9 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0 sk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1 d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2 snake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3 showerb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4 we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5 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6 lieu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7 in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8 morocc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9 b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0 grow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1 to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2 lisb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3 barley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4 car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5 simi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6 al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7 hor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8 ma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9 cu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0 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1 c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2 b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3 dism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4 mart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5 me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6 ha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7 repr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8 c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9 scar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0 sept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1 f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2 ch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3 behav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4 w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5 cu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6 d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7 prev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8 co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9 breth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0 rain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1 l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2 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3 sun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4 pron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5 ti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6 p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7 sc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8 jorin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9 stif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0 rebecc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1 n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2 son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3 furn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4 c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5 fe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6 a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7 lepa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8 n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9 fire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0 n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1 d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2 dr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3 trou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4 sc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5 to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6 utt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7 l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8 luc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9 death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0 pap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1 ko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2 chi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3 d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4 sl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5 leaf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6 wro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7 we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8 d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9 car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0 des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1 de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2 ag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3 l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4 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5 happ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6 v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7 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8 fir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9 weari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0 op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1 sn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2 fors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3 sum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4 w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5 sea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6 grown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7 f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8 scr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9 pi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0 tri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1 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2 dai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3 scr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4 gr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5 dinnerp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6 peace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7 sof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8 re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9 broa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0 a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1 road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2 st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3 k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4 priv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5 pro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6 ba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7 turk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8 cava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9 harv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0 else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1 moo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2 yo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3 s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4 wher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5 oc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6 top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7 es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8 bec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9 vis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0 s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1 wo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2 day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3 nost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4 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5 rev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6 imp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7 seaw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8 f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9 enve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0 g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1 sau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2 high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3 fundevog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4 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5 rhy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6 marb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7 goose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8 w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9 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0 b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1 sp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2 env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3 t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4 seaw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5 strom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6 w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7 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8 rec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9 lordsin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0 succ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1 st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2 ol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3 b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4 inc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5 micha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6 e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7 anx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8 tun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9 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0 dec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1 po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2 particul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3 m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4 fr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5 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6 p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7 veh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8 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9 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0 ca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1 prot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2 n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3 billyg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4 pe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5 c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6 agree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7 j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8 cr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9 b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0 alchy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1 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2 copenhag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3 od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4 cl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5 fo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6 ob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7 t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8 p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9 norweg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0 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1 so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2 f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3 pi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4 schw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5 hencef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6 journey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7 ro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8 man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9 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0 t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1 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2 d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3 ur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4 la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5 four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6 p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7 str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8 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9 t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0 melanch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1 s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2 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3 m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4 impr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5 roo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6 be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7 fif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8 s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9 torto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0 vine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1 g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2 pur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3 button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4 g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5 hol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6 conce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7 di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8 con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9 lar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0 gra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1 st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2 sc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3 babbi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4 pa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5 house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6 def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7 simple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8 opi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9 c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0 ex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1 ch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2 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3 m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4 b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5 dayb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6 imper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7 alth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8 house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9 d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0 egy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1 w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2 li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3 o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4 w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5 arth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6 d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7 beck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8 ni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9 gate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0 c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1 l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2 wardr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3 u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4 f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5 st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6 mahog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7 bitt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8 dou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9 wr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0 fr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1 nex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2 el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3 doub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4 cra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5 christmas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6 but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7 h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8 ped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9 mid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0 rema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1 s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2 penc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3 d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4 cl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5 shipwr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6 shar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7 p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8 ba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9 gl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0 fi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1 he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2 bo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3 char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4 th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5 s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6 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7 rubb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8 r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9 g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0 so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1 farm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2 br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3 bo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4 ann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5 h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6 acc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7 a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8 sa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9 du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0 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1 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2 o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3 str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4 p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5 borg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6 colu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7 l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8 t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9 b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0 sm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1 m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2 bou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3 g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4 co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5 a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6 proo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7 contr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8 ol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9 dist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0 t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1 b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2 conte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3 pro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4 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5 sl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6 ro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7 spring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8 h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9 prayer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0 lug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1 vil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2 walt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3 cover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4 b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5 s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6 dinner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7 s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8 giuse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9 music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0 trum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1 cri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2 nut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3 eng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4 l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5 sp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6 surf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7 real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8 c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9 sw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0 sk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1 com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2 par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3 bri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4 oc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5 de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6 th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7 l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8 ca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9 fo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0 disso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1 inst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2 stee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3 beech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4 poe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5 con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6 pa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7 f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8 school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9 st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0 like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1 cup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2 kn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3 at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4 sing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5 f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6 w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7 a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8 pi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9 thunderst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0 bronzi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1 note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2 wr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3 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4 foot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5 m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6 exh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7 te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8 t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9 phys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0 gros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1 cross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2 book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3 co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4 mag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5 lucin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6 se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7 cou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8 linden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9 f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0 eccellenz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1 sc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2 tabby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3 ung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4 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5 coun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6 c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7 ramp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8 fur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9 br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0 tannh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1 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2 intellig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3 cu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4 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5 min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6 m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7 h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8 st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9 dea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0 jo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1 wid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2 thys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3 sa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4 m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5 b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6 per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7 red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8 br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9 ou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0 wher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1 wo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2 dec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3 cho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4 parach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6 un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7 ho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8 la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9 shu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0 playf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1 sci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2 mar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3 young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4 red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5 ser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6 ther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7 well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8 noon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9 half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0 pros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1 whil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2 cr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3 da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4 l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5 hurric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6 f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7 sw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8 b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9 ques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0 men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1 sn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2 k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3 fr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4 cann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5 c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6 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7 gau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8 some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9 an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0 radi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1 wh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2 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3 sp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4 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5 chin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6 m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7 w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8 po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9 tr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0 sh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1 ben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2 st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3 radi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4 sc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5 up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6 soci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7 plat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8 li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9 ech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0 b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1 glob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2 san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3 me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4 millet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5 sca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6 len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7 b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8 dissatis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9 spa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0 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1 every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2 doroth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3 skipj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4 cow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5 goa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6 b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7 arm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8 p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9 conf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0 fo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1 fath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2 fathe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3 secre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4 m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5 st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6 sui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7 s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8 w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9 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0 co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1 sh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2 th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3 p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4 in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5 f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6 sucking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7 und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8 te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9 sn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0 form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1 b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2 dictio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3 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4 th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5 m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6 prin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7 shu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8 e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9 st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0 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1 ench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2 cou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3 p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4 y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5 walking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6 st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7 leng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8 wr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9 out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0 atwi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1 re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2 merry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3 sca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4 lin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5 st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6 sca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7 sp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8 fi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9 at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0 bl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1 bouqu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2 work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3 qual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4 sce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5 s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6 hither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7 bon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8 betr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9 cobwe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0 hazel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1 plai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2 p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3 ow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4 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5 watersp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6 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7 hors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8 haw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9 sma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0 mon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1 loop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2 lic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3 thomas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4 grave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5 syst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6 mes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7 eigh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8 spi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9 back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0 att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1 ap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2 s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3 sl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4 g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5 panc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6 fai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7 ca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8 b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9 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0 yocky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1 sh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2 stom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3 imageca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4 vill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6 sh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7 gre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8 gent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9 accomp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0 disin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1 acad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2 foli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3 exa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4 h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5 n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6 st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7 re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8 o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9 vall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0 high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1 st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2 c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3 b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4 b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5 b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6 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7 swin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8 fire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9 ps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0 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1 dign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2 spu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3 st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4 tor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5 gamb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6 to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7 exhi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8 step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9 beg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0 terr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1 g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2 rosele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3 cl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4 to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5 nou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6 to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7 cav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8 fourte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9 cl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0 thr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1 rose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2 w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3 t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4 ge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5 duck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6 sed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7 all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8 flo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0 off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1 water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2 mess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3 b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4 ex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5 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6 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7 what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8 m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9 una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0 disc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1 b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2 so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3 s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4 s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5 courte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6 un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7 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8 c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9 fi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0 firedr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1 haz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2 sa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3 gall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4 dis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5 mor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6 c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7 w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9 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0 drosch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1 man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2 v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3 lear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4 a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5 cabi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6 med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7 fer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8 cl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9 g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0 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1 wid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2 b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3 stro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4 f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5 in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6 de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7 g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8 absu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9 tra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0 coal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1 b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2 bee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3 appara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4 a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5 f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6 g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7 aff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8 grand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9 eelwe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0 appe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1 ent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2 frigh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3 coul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4 am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5 in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6 bu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7 br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8 b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9 m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0 elde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1 tra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2 door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3 bed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4 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5 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6 thi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7 kneebr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8 br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9 sta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0 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1 n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2 hig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3 magnifying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4 no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5 t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6 j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7 j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8 greatgrandf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9 prac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0 j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1 overg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2 quant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3 hobbl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4 j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5 bri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6 env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7 j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8 sup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9 newy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0 spar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1 f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2 inha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3 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4 b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5 counsel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6 h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7 me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8 fa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9 satisf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0 rap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1 famili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2 disa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3 h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4 pass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5 tr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6 regul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7 aw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8 b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9 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0 fore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1 du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2 inc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3 c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4 w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5 l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6 en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7 sm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8 en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9 tobacc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0 tw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1 u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2 den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3 pos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4 st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5 su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6 ho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7 crab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8 st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9 g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0 shr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1 viol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2 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3 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4 attrib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5 cond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6 wi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7 glassm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8 with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9 ru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0 per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1 fr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2 p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3 sal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4 pa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5 inn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6 nut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7 pockethand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8 pow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9 fun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0 disc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1 b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2 over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3 mis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4 enti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5 b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6 dun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7 sta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8 w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9 w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0 interc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1 ug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2 pat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3 bound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4 co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5 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6 fa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7 st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8 unu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9 underst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0 prog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1 ne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2 pist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3 yo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4 mid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5 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6 cen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7 ag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8 bl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9 j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0 m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1 sup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2 w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3 s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4 f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5 del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6 burdock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7 dis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8 court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9 j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0 en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1 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2 unn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3 poultry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4 disp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5 sw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6 k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7 ex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8 inst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9 tan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0 car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1 j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2 par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3 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4 eq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5 disp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6 ap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7 door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8 inst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9 adm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0 aff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1 commit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2 l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3 sw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4 p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5 sw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6 cudg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7 w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8 ve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9 chr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0 gl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1 wor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2 w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3 br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4 tues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5 int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6 mean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7 bef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8 mois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9 w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0 car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1 fencer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2 toowh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3 comm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4 re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5 six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6 flou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7 po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8 slow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9 t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0 trini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1 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2 cathe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3 obsta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4 sn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5 sh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6 boa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7 d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8 b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9 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0 elec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1 po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2 cu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3 f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4 imm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5 tiggyw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6 ch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7 hyaci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8 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9 tend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0 mari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1 cu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2 d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3 h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4 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5 more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6 neigh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7 tog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8 b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9 fero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0 furni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1 t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2 f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3 illbeh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4 sp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5 b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6 mailc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7 stro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8 holi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9 mistyg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0 plum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1 w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2 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3 ha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4 fl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5 uncom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6 h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7 de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8 gold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9 mis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0 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1 mouse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2 w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3 dec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4 marl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5 pl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7 cons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8 purch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9 pick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0 r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1 parso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2 ker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3 wood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4 ram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5 b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6 f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7 part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8 s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9 gre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0 fox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1 wh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2 unde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3 gr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4 wel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5 mis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6 p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7 ball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8 cr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9 bi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0 me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1 ha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2 spea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3 fl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4 sixty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5 underg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6 heav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7 str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8 f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9 twelf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0 diffic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1 sta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2 re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3 pra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4 b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5 stable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6 abso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7 hunts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8 wis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9 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0 ef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1 cof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2 pleas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3 b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4 appleb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5 fid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6 soo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7 stud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8 over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9 d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0 mag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1 judg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2 c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3 exp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4 undern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5 exceed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6 carn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7 l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8 l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9 neverth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0 af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1 co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2 sweetm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3 poul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4 t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5 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6 exa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7 comm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8 ch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9 conqu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0 us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2 ta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3 dist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4 p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5 s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6 fl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7 mad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8 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9 d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0 pract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1 ob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2 mis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3 ch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4 dist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5 market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6 heav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7 lau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8 sk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9 k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0 parch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1 d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2 broom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3 we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4 rap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5 clerg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6 w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7 w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8 hay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9 earne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0 farm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1 sm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2 l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3 b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4 ad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5 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6 t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7 w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8 hea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9 t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0 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1 ra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2 contemp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3 r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4 kn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5 fa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6 footp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7 f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8 margue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9 ad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0 punct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1 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2 br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3 sw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4 r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5 heat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6 swine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7 reali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8 f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9 t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0 magn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1 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2 foot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3 sym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4 passw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5 smockf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6 th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7 t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8 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9 l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0 r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1 li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2 o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3 corp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4 pl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5 pl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6 scul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7 necess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8 h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9 l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0 st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1 ca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2 s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3 indi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4 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5 ital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6 the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7 inc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8 d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9 gl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0 sn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1 bees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2 f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3 tw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4 sup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5 t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6 h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7 h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8 day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9 waterp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0 wa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1 sha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2 sp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3 pro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4 h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5 p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6 bad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7 th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8 kin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9 lea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0 heal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1 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2 le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3 sh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4 l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5 b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6 avo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7 l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8 th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9 sh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0 hersel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1 grave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2 eb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3 f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4 pas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5 s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6 sauce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7 dry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8 forg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9 en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0 th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1 lea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2 for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3 halfo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4 h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5 se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6 en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7 t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8 dec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9 pr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0 wor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1 dr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2 supers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3 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4 new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5 awkw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6 h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7 forg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8 nut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9 lin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0 sw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1 d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2 minst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3 si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4 act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5 twitc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6 ca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7 jus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8 pea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9 bisc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0 nons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1 lab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2 foret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3 coac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4 rab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5 sw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6 certai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7 empe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8 d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9 mother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0 magis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1 they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2 des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3 portr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4 ah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5 en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6 tor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7 parnas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8 birdsc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9 squ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0 gu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1 does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2 e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3 aw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4 lett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5 brush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6 pus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7 waterf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8 qui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9 pla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0 me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1 doub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2 ki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3 ar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4 sc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5 nightr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6 pi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7 mar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8 muse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9 sec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0 watc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1 intel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2 z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3 f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4 gli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5 man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6 big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7 drum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8 j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9 squ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0 ap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1 cri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2 bu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3 n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4 cockadoodled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5 chi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6 window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7 gorge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8 m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9 w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0 conti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1 glouc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2 washerwo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3 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4 h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5 wh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6 g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7 over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8 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9 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0 b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1 c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2 hearthr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3 w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4 yel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5 pu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6 co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7 ve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8 w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9 leath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0 sm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1 rubad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2 ro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3 rec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4 cr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5 bel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6 li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7 wretch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8 gl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9 monu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0 c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1 other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2 fag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3 baptis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4 i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5 scarec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6 thir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7 c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8 anth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9 ratc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0 multi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2 singing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3 d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4 bu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5 p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6 d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7 balc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8 tw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9 nov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0 i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1 ilsab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2 seash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3 watert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4 p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5 pe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6 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7 er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8 prob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9 pussy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0 sp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1 first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2 t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3 preb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4 kjo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5 ar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6 stum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7 wa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8 savi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9 bu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0 goss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1 fu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2 mete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3 odense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4 de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5 be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6 ag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7 cockc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8 dres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9 gal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0 rep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1 s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2 cor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3 clim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4 dr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5 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6 ju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7 gal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8 st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9 breadcr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0 counter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1 sta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2 sh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3 eart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4 gu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5 v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6 h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7 v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8 kn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9 gh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0 sear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1 exper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2 sphin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3 sent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4 tom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5 unst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6 ba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7 jew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8 ru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9 s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0 en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1 influ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2 por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3 wr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4 pup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5 galat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6 under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7 y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8 consec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9 si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0 threecorn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519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14/04/2013</text:date>, <text:time>13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S</meta:editing-duration>
    <meta:editing-cycles>5</meta:editing-cycles>
    <meta:generator>OpenOffice.org/3.4.1$Win32 OpenOffice.org_project/341m1$Build-9593</meta:generator>
    <dc:date>2013-04-14T13:54:16.70</dc:date>
    <meta:document-statistic meta:table-count="2" meta:cell-count="15570" meta:object-count="0"/>
    <meta:user-defined meta:name="Info 1"/>
    <meta:user-defined meta:name="Info 2"/>
    <meta:user-defined meta:name="Info 3"/>
    <meta:user-defined meta:name="Info 4"/>
  </office:meta>
</office:document-meta>
</file>